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2cm" fo:min-width="4.58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86cm" fo:min-width="4.646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1.02cm" fo:min-width="5.54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Long_20_Dash" svg:stroke-width="0.035cm" svg:stroke-color="#000000" draw:marker-start="" draw:marker-start-width="0.253cm" draw:marker-start-center="false" draw:marker-end="" draw:marker-end-width="0.303cm" draw:marker-end-center="false" draw:fill="none" draw:fill-color="#ffffff" draw:textarea-horizontal-align="center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3.49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60pt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Noto Sans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cm" fo:margin-bottom="0.152cm"/>
    </style:style>
    <style:style style:name="P8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100% 100%" style:font-name="Liberation Sans" fo:font-size="60pt" fo:language="zxx" fo:country="none" fo:font-style="normal" fo:text-shadow="none" style:text-underline-style="none" fo:font-weight="normal" style:letter-kerning="true" style:font-name-asian="Liberation Sans" style:font-size-asian="60pt" style:font-style-asian="normal" style:font-weight-asian="normal" style:font-name-complex="Liberation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3.8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Tasking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1.27cm" svg:x="16.557cm" svg:y="7.344cm">
          <draw:glue-point draw:id="4" svg:x="2cm" svg:y="-5cm"/>
          <draw:glue-point draw:id="5" svg:x="-2cm" svg:y="-5cm"/>
          <draw:glue-point draw:id="6" svg:x="-2cm" svg:y="5.369cm"/>
          <draw:glue-point draw:id="7" svg:x="2cm" svg:y="5.369cm"/>
          <text:p text:style-name="P1"><text:span text:style-name="T1">OpenStreet Ma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937cm" svg:y1="7.979cm" svg:x2="16.557cm" svg:y2="7.979cm">
          <text:p text:style-name="P3"><text:span text:style-name="T2">→</text:span></text:p>
        </draw:line>
        <draw:frame draw:style-name="gr4" draw:text-style-name="P6" draw:layer="layout" svg:width="6.048cm" svg:height="1.27cm" svg:x="11.16cm" svg:y="5.762cm">
          <draw:text-box>
            <text:p text:style-name="P5"><text:span text:style-name="T3">OAuth Logon</text:span></text:p>
          </draw:text-box>
        </draw:frame>
        <draw:frame draw:style-name="gr5" draw:text-style-name="P8" draw:layer="layout" svg:width="5.08cm" svg:height="2.274cm" svg:x="1cm" svg:y="1cm">
          <draw:text-box>
            <text:p text:style-name="P7"><text:span text:style-name="T4">Inform</text:span><text:span text:style-name="T4">ation </text:span><text:span text:style-name="T4">Flow</text:span><text:span text:style-name="T4"><text:line-break/></text:span><text:span text:style-name="T5">HOT </text:span><text:span text:style-name="T5">Over</text:span><text:span text:style-name="T5">archi</text:span><text:span text:style-name="T5">ng </text:span><text:span text:style-name="T5"><text:line-break/></text:span><text:span text:style-name="T6">15</text:span><text:span text:style-name="T4">-</text:span><text:span text:style-name="T4">Nov-</text:span><text:span text:style-name="T4">2023 </text:span><text:span text:style-name="T4">v1.0.0</text:span></text:p>
          </draw:text-box>
        </draw:frame>
        <draw:line draw:style-name="gr6" draw:text-style-name="P4" draw:layer="layout" svg:x1="16.557cm" svg:y1="7.985cm" svg:x2="8.937cm" svg:y2="7.985cm">
          <text:p text:style-name="P3"><text:span text:style-name="T2">→</text:span></text:p>
        </draw:line>
        <draw:frame draw:style-name="gr7" draw:text-style-name="P6" draw:layer="layout" svg:width="3.999cm" svg:height="1.673cm" svg:x="11.134cm" svg:y="9.204cm">
          <draw:text-box>
            <text:p text:style-name="P5"><text:span text:style-name="T3">Profiles</text:span><text:span text:style-name="T3"><text:line-break/></text:span><text:span text:style-name="T3">Maps</text:span></text:p>
            <text:p text:style-name="P5"><text:span text:style-name="T3">OAuth Toke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wiss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42.089001811</meta:creation-date>
    <dc:date>2023-11-15T15:03:19.779399028</dc:date>
    <meta:editing-duration>PT15H26M30S</meta:editing-duration>
    <meta:editing-cycles>4</meta:editing-cycles>
    <meta:generator>LibreOffice/7.6.2.1$MacOSX_AARCH64 LibreOffice_project/56f7684011345957bbf33a7ee678afaf4d2ba333</meta:generator>
    <meta:document-statistic meta:object-count="7"/>
  </office:meta>
</office:document-meta>
</file>